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fd997" officeooo:paragraph-rsid="001fd99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7f15e0" officeooo:paragraph-rsid="007f15e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60291" officeooo:paragraph-rsid="0036029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7f15e0" officeooo:paragraph-rsid="007f15e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bc9e" officeooo:paragraph-rsid="0075bc9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5bc9e" officeooo:paragraph-rsid="0075bc9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95437" officeooo:paragraph-rsid="007ad3d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60291" officeooo:paragraph-rsid="0036029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f15e0" officeooo:paragraph-rsid="007f15e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f7409" officeooo:paragraph-rsid="007f740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0pt" officeooo:paragraph-rsid="001d5bc4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0pt" officeooo:paragraph-rsid="007e4bd6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0pt" fo:font-weight="normal" officeooo:rsid="007ad3d3" officeooo:paragraph-rsid="007ad3d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paragraph-rsid="00795437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Liberation Serif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rsid="00795437" officeooo:paragraph-rsid="0079543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85556c" officeooo:paragraph-rsid="0085556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60291" officeooo:paragraph-rsid="0036029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864333" officeooo:paragraph-rsid="001929a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873686" officeooo:paragraph-rsid="0087368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60291" officeooo:paragraph-rsid="0087368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60291" officeooo:paragraph-rsid="0036029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8922e0" officeooo:paragraph-rsid="008922e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5bc9e" officeooo:paragraph-rsid="008922e0" style:font-size-asian="12pt" style:font-weight-asian="bold" style:font-size-complex="12pt" style:font-weight-complex="bold"/>
    </style:style>
    <style:style style:name="T1" style:family="text">
      <style:text-properties fo:color="#7f0055"/>
    </style:style>
    <style:style style:name="T2" style:family="text">
      <style:text-properties fo:color="#7f0055" officeooo:rsid="007ad3d3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fo:font-style="italic" style:font-style-asian="italic"/>
    </style:style>
    <style:style style:name="T7" style:family="text">
      <style:text-properties fo:color="#000000" officeooo:rsid="007ad3d3"/>
    </style:style>
    <style:style style:name="T8" style:family="text">
      <style:text-properties fo:color="#0000c0"/>
    </style:style>
    <style:style style:name="T9" style:family="text">
      <style:text-properties fo:color="#0000c0" officeooo:rsid="007f7409"/>
    </style:style>
    <style:style style:name="T10" style:family="text">
      <style:text-properties fo:color="#0000c0" officeooo:rsid="0080bfe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744ead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3f7f7f" officeooo:rsid="007e4bd6"/>
    </style:style>
    <style:style style:name="T16" style:family="text">
      <style:text-properties fo:color="#7f007f"/>
    </style:style>
    <style:style style:name="T17" style:family="text">
      <style:text-properties fo:color="#3c3c3c"/>
    </style:style>
    <style:style style:name="T18" style:family="text">
      <style:text-properties fo:color="#2a00ff"/>
    </style:style>
    <style:style style:name="T19" style:family="text">
      <style:text-properties fo:color="#2a00ff" fo:font-style="italic" style:font-style-asian="italic"/>
    </style:style>
    <style:style style:name="T20" style:family="text">
      <style:text-properties fo:color="#2a00ff"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21" style:family="text">
      <style:text-properties fo:color="#2a00ff" officeooo:rsid="007ad3d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f7f5f"/>
    </style:style>
    <style:style style:name="T24" style:family="text">
      <style:text-properties officeooo:rsid="007ad3d3"/>
    </style:style>
    <style:style style:name="T25" style:family="text">
      <style:text-properties officeooo:rsid="007c5ce1"/>
    </style:style>
    <style:style style:name="T26" style:family="text">
      <style:text-properties officeooo:rsid="007f15e0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864333"/>
    </style:style>
    <style:style style:name="T29" style:family="text">
      <style:text-properties officeooo:rsid="00892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0">Generate PDF file in CakePHP using TCPDF</text:p>
      <text:p text:style-name="P22"/>
      <text:p text:style-name="P3"/>
      <text:p text:style-name="P3"><text:span text:style-name="T12">Implementation</text:span><text:span text:style-name="T11"> :</text:span><text:span text:style-name="T27"> </text:span><text:span text:style-name="T28"><text:s/></text:span></text:p>
      <text:p text:style-name="P3"/>
      <text:p text:style-name="P23"><text:span text:style-name="T28">F</text:span><text:span text:style-name="T27">unction : download pdf</text:span></text:p>
      <text:p text:style-name="P24"><text:span text:style-name="T28">version : cakephp 3.5</text:span></text:p>
      <text:p text:style-name="P25"/>
      <text:p text:style-name="P27"><text:span text:style-name="T29">Layout </text:span>:</text:p>
      <text:p text:style-name="P26"/>
      <text:p text:style-name="P6"><text:span text:style-name="T26">View </text:span>:</text:p>
      <text:p text:style-name="P5"/>
      <text:p text:style-name="P7">on click <text:span text:style-name="T25">of </text:span>Export, <text:span text:style-name="T24">the below defined called '</text:span><text:span text:style-name="T7">$(</text:span><text:span text:style-name="T21">'#export'</text:span><text:span text:style-name="T7">).click(</text:span><text:span text:style-name="T2">function</text:span><text:span text:style-name="T7"> () {...' and here function <text:s/>exportToCsv called.</text:span></text:p>
      <text:p text:style-name="P13"/>
      <text:p text:style-name="P8"><text:span text:style-name="T13">&lt;</text:span><text:span text:style-name="T14">div</text:span><text:span text:style-name="T13">&gt;</text:span></text:p>
      <text:p text:style-name="P15"><text:span text:style-name="T13">&lt;</text:span><text:span text:style-name="T14">a</text:span> <text:span text:style-name="T16">class</text:span><text:span text:style-name="T17">=</text:span><text:span text:style-name="T19">""</text:span> <text:span text:style-name="T16">id</text:span><text:span text:style-name="T17">=</text:span><text:span text:style-name="T19">"</text:span><text:span text:style-name="T20">export</text:span><text:span text:style-name="T19">"</text:span> <text:span text:style-name="T16">href</text:span><text:span text:style-name="T17">=</text:span><text:span text:style-name="T19">"javascript:;"</text:span> <text:span text:style-name="T16">title</text:span><text:span text:style-name="T17">=</text:span><text:span text:style-name="T19">""</text:span> <text:span text:style-name="T16">data-original-title</text:span><text:span text:style-name="T17">=</text:span><text:span text:style-name="T19">"Export Data"</text:span><text:span text:style-name="T13">&gt;</text:span></text:p>
      <text:p text:style-name="P15"><text:span text:style-name="T13">&lt;</text:span><text:span text:style-name="T14">i</text:span> <text:span text:style-name="T16">class</text:span><text:span text:style-name="T17">=</text:span><text:span text:style-name="T19">"fa fa-cloud-download"</text:span> <text:span text:style-name="T16">aria-hidden</text:span><text:span text:style-name="T17">=</text:span><text:span text:style-name="T19">"true"</text:span><text:span text:style-name="T13">&gt;&lt;/</text:span><text:span text:style-name="T14">i</text:span><text:span text:style-name="T13">&gt;</text:span><text:span text:style-name="T17">Export</text:span><text:span text:style-name="T13">&lt;/</text:span><text:span text:style-name="T14">a</text:span><text:span text:style-name="T13">&gt;</text:span></text:p>
      <text:p text:style-name="P14"><text:span text:style-name="T13">&lt;/</text:span><text:span text:style-name="T14">div</text:span><text:span text:style-name="T13">&gt;</text:span></text:p>
      <text:p text:style-name="P8"/>
      <text:p text:style-name="P11"><text:span text:style-name="T13">&lt;</text:span><text:span text:style-name="T14">script</text:span> <text:span text:style-name="T16">type</text:span><text:span text:style-name="T17">=</text:span><text:span text:style-name="T19">"text/javascript"</text:span><text:span text:style-name="T13">&gt;</text:span></text:p>
      <text:p text:style-name="P14"/>
      <text:p text:style-name="P16"><text:span text:style-name="T3">$(document).ready(</text:span><text:span text:style-name="T1">function</text:span><text:span text:style-name="T3">() {</text:span></text:p>
      <text:p text:style-name="P16"/>
      <text:p text:style-name="P17">//export to csv function</text:p>
      <text:p text:style-name="P16"><text:span text:style-name="T3"><text:s text:c="6"/></text:span><text:span text:style-name="T1">function</text:span><text:span text:style-name="T3"> exportToCsv(filename, rows) {</text:span></text:p>
      <text:p text:style-name="P16"><text:span text:style-name="T3"><text:s text:c="12"/></text:span><text:span text:style-name="T1">var</text:span><text:span text:style-name="T3"> processRow = </text:span><text:span text:style-name="T1">function</text:span><text:span text:style-name="T3"> (row) {</text:span></text:p>
      <text:p text:style-name="P16"><text:span text:style-name="T3"><text:s text:c="16"/></text:span><text:span text:style-name="T1">var</text:span><text:span text:style-name="T3"> finalVal = </text:span><text:span text:style-name="T18">''</text:span><text:span text:style-name="T3">;</text:span></text:p>
      <text:p text:style-name="P16"><text:span text:style-name="T3"><text:s text:c="16"/></text:span><text:span text:style-name="T1">for</text:span><text:span text:style-name="T3"> (</text:span><text:span text:style-name="T1">var</text:span><text:span text:style-name="T3"> j = 0; j &lt; row.length; j++) {</text:span></text:p>
      <text:p text:style-name="P16"><text:span text:style-name="T3"><text:s text:c="20"/></text:span><text:span text:style-name="T1">var</text:span><text:span text:style-name="T3"> innerValue = row[j] === </text:span><text:span text:style-name="T1">null</text:span><text:span text:style-name="T3"> ? </text:span><text:span text:style-name="T18">''</text:span><text:span text:style-name="T3"> : row[j].toString();</text:span></text:p>
      <text:p text:style-name="P16"><text:span text:style-name="T3"><text:s text:c="20"/></text:span><text:span text:style-name="T1">if</text:span><text:span text:style-name="T3"> (row[j] </text:span><text:span text:style-name="T1">instanceof</text:span><text:span text:style-name="T3"> Date) {</text:span></text:p>
      <text:p text:style-name="P18"><text:s text:c="24"/>innerValue = row[j].toLocaleString();</text:p>
      <text:p text:style-name="P18"><text:s text:c="20"/>}</text:p>
      <text:p text:style-name="P16"><text:span text:style-name="T3"><text:s text:c="20"/></text:span><text:span text:style-name="T1">var</text:span><text:span text:style-name="T3"> result = innerValue.replace(/</text:span><text:span text:style-name="T18">"/g, '""');</text:span></text:p>
      <text:p text:style-name="P16"><text:span text:style-name="T3"><text:s text:c="20"/></text:span><text:span text:style-name="T1">if</text:span><text:span text:style-name="T3"> (result.search(/(</text:span><text:span text:style-name="T18">"|,|\n)/g) &gt;= 0)</text:span></text:p>
      <text:p text:style-name="P16"><text:span text:style-name="T3"><text:s text:c="24"/>result = </text:span><text:span text:style-name="T18">'"'</text:span><text:span text:style-name="T3"> + result + </text:span><text:span text:style-name="T18">'"'</text:span><text:span text:style-name="T3">;</text:span></text:p>
      <text:p text:style-name="P16"><text:span text:style-name="T3"><text:s text:c="20"/></text:span><text:span text:style-name="T1">if</text:span><text:span text:style-name="T3"> (j &gt; 0)</text:span></text:p>
      <text:p text:style-name="P16"><text:span text:style-name="T3"><text:s text:c="24"/>finalVal += </text:span><text:span text:style-name="T18">','</text:span><text:span text:style-name="T3">;</text:span></text:p>
      <text:p text:style-name="P18"><text:s text:c="20"/>finalVal += result;</text:p>
      <text:p text:style-name="P18"><text:s text:c="16"/>}</text:p>
      <text:p text:style-name="P16"><text:span text:style-name="T3"><text:s text:c="16"/></text:span><text:span text:style-name="T1">return</text:span><text:span text:style-name="T3"> finalVal + </text:span><text:span text:style-name="T18">'\n'</text:span><text:span text:style-name="T3">;</text:span></text:p>
      <text:p text:style-name="P18"><text:s text:c="12"/>};</text:p>
      <text:p text:style-name="P16"><text:span text:style-name="T3"><text:s text:c="12"/></text:span><text:span text:style-name="T1">var</text:span><text:span text:style-name="T3"> csvFile = </text:span><text:span text:style-name="T18">''</text:span><text:span text:style-name="T3">;</text:span></text:p>
      <text:p text:style-name="P16"><text:span text:style-name="T3"><text:s text:c="12"/></text:span><text:span text:style-name="T1">for</text:span><text:span text:style-name="T3"> (</text:span><text:span text:style-name="T1">var</text:span><text:span text:style-name="T3"> i = 0; i &lt; rows.length; i++) {</text:span></text:p>
      <text:p text:style-name="P18"><text:s text:c="16"/>csvFile += processRow(rows[i]);</text:p>
      <text:p text:style-name="P18"><text:s text:c="12"/>}</text:p>
      <text:p text:style-name="P16"><text:span text:style-name="T3"><text:s text:c="12"/></text:span><text:span text:style-name="T1">var</text:span><text:span text:style-name="T3"> blob = </text:span><text:span text:style-name="T1">new</text:span><text:span text:style-name="T3"> Blob([csvFile], {type: </text:span><text:span text:style-name="T18">'text/csv;charset=utf-8;'</text:span><text:span text:style-name="T3">});</text:span></text:p>
      <text:p text:style-name="P16"><text:span text:style-name="T3"><text:s text:c="12"/></text:span><text:span text:style-name="T1">if</text:span><text:span text:style-name="T3"> (navigator.msSaveBlob) { </text:span><text:span text:style-name="T23">// IE 10+</text:span></text:p>
      <text:p text:style-name="P18"><text:s text:c="16"/>navigator.msSaveBlob(blob, filename);</text:p>
      <text:p text:style-name="P16"><text:span text:style-name="T3"><text:s text:c="12"/>} </text:span><text:span text:style-name="T1">else</text:span><text:span text:style-name="T3"> {</text:span></text:p>
      <text:p text:style-name="P16"><text:span text:style-name="T3"><text:s text:c="16"/></text:span><text:span text:style-name="T1">var</text:span><text:span text:style-name="T3"> link = document.createElement(</text:span><text:span text:style-name="T18">"a"</text:span><text:span text:style-name="T3">);</text:span></text:p>
      <text:p text:style-name="P16"><text:span text:style-name="T3"><text:s text:c="16"/></text:span><text:span text:style-name="T1">if</text:span><text:span text:style-name="T3"> (link.download !== undefined) { </text:span><text:span text:style-name="T23">// feature detection</text:span></text:p>
      <text:p text:style-name="P16"><text:span text:style-name="T3"><text:s text:c="20"/></text:span><text:span text:style-name="T1">var</text:span><text:span text:style-name="T3"> url = URL.createObjectURL(blob);</text:span></text:p>
      <text:p text:style-name="P16"><text:span text:style-name="T3"><text:s text:c="20"/>link.setAttribute(</text:span><text:span text:style-name="T18">"href"</text:span><text:span text:style-name="T3">, url);</text:span></text:p>
      <text:p text:style-name="P16"><text:span text:style-name="T3"><text:s text:c="20"/>link.setAttribute(</text:span><text:span text:style-name="T18">"download"</text:span><text:span text:style-name="T3">, filename);</text:span></text:p>
      <text:p text:style-name="P16"><text:span text:style-name="T3"><text:s text:c="20"/>link.style.visibility = </text:span><text:span text:style-name="T18">'hidden'</text:span><text:span text:style-name="T3">;</text:span></text:p>
      <text:p text:style-name="P18"><text:s text:c="20"/>document.body.appendChild(link);</text:p>
      <text:p text:style-name="P18"><text:s text:c="20"/>link.click();</text:p>
      <text:p text:style-name="P18"><text:s text:c="20"/>document.body.removeChild(link);</text:p>
      <text:p text:style-name="P18"><text:s text:c="16"/>}</text:p>
      <text:p text:style-name="P18"><text:soft-page-break/><text:s text:c="12"/>}</text:p>
      <text:p text:style-name="P18"><text:s text:c="8"/>}</text:p>
      <text:p text:style-name="P18"/>
      <text:p text:style-name="P16"><text:span text:style-name="T3"><text:s text:c="8"/>$(</text:span><text:span text:style-name="T18">'#export'</text:span><text:span text:style-name="T3">).click(</text:span><text:span text:style-name="T1">function</text:span><text:span text:style-name="T3"> () {</text:span></text:p>
      <text:p text:style-name="P16"><text:span text:style-name="T3"><text:s text:c="12"/></text:span><text:span text:style-name="T1">var</text:span><text:span text:style-name="T3"> url = location.href;</text:span></text:p>
      <text:p text:style-name="P16"><text:span text:style-name="T3"><text:s text:c="12"/>$.post(url,{</text:span><text:span text:style-name="T18">'type'</text:span><text:span text:style-name="T3">:</text:span><text:span text:style-name="T18">'csv'</text:span><text:span text:style-name="T3">}, </text:span><text:span text:style-name="T1">function</text:span><text:span text:style-name="T3"> (res) {</text:span></text:p>
      <text:p text:style-name="P16"><text:span text:style-name="T3"><text:s text:c="16"/></text:span><text:span text:style-name="T1">if</text:span><text:span text:style-name="T3"> (res.status === </text:span><text:span text:style-name="T1">true</text:span><text:span text:style-name="T3">) {</text:span></text:p>
      <text:p text:style-name="P16"><text:span text:style-name="T3"><text:s text:c="20"/></text:span><text:span text:style-name="T1">var</text:span><text:span text:style-name="T3"> date = </text:span><text:span text:style-name="T1">new</text:span><text:span text:style-name="T3"> Date();</text:span></text:p>
      <text:p text:style-name="P16"><text:span text:style-name="T3"><text:s text:c="20"/></text:span><text:span text:style-name="T1">var</text:span><text:span text:style-name="T3"> day = date.getDate();</text:span></text:p>
      <text:p text:style-name="P16"><text:span text:style-name="T3"><text:s text:c="20"/></text:span><text:span text:style-name="T1">var</text:span><text:span text:style-name="T3"> month = date.getMonth() + 1;</text:span></text:p>
      <text:p text:style-name="P16"><text:span text:style-name="T3"><text:s text:c="20"/></text:span><text:span text:style-name="T1">var</text:span><text:span text:style-name="T3"> year = date.getFullYear();</text:span></text:p>
      <text:p text:style-name="P16"><text:span text:style-name="T3"><text:s text:c="20"/></text:span><text:span text:style-name="T1">var</text:span><text:span text:style-name="T3"> seconds = date.getSeconds();</text:span></text:p>
      <text:p text:style-name="P16"><text:span text:style-name="T3"><text:s text:c="20"/></text:span><text:span text:style-name="T1">var</text:span><text:span text:style-name="T3"> minutes = date.getMinutes();</text:span></text:p>
      <text:p text:style-name="P16"><text:span text:style-name="T3"><text:s text:c="20"/></text:span><text:span text:style-name="T1">var</text:span><text:span text:style-name="T3"> hour = date.getHours();</text:span></text:p>
      <text:p text:style-name="P16"><text:span text:style-name="T3"><text:s text:c="20"/></text:span><text:span text:style-name="T1">var</text:span><text:span text:style-name="T3"> time = day+</text:span><text:span text:style-name="T18">'-'</text:span><text:span text:style-name="T3">+month+</text:span><text:span text:style-name="T18">'-'</text:span><text:span text:style-name="T3">+year+</text:span><text:span text:style-name="T18">' '</text:span><text:span text:style-name="T3">+hour+</text:span><text:span text:style-name="T18">'-'</text:span><text:span text:style-name="T3">+minutes+</text:span><text:span text:style-name="T18">'-'</text:span><text:span text:style-name="T3">+seconds;</text:span></text:p>
      <text:p text:style-name="P16"><text:span text:style-name="T3"><text:s text:c="20"/></text:span><text:span text:style-name="T1">var</text:span><text:span text:style-name="T3"> filename = </text:span><text:span text:style-name="T18">'Customer-'</text:span><text:span text:style-name="T3"> + time + </text:span><text:span text:style-name="T18">'.csv'</text:span><text:span text:style-name="T3">;</text:span></text:p>
      <text:p text:style-name="P16"><text:span text:style-name="T3"><text:s text:c="20"/></text:span><text:span text:style-name="T5">exportToCsv(filename, res.content);</text:span></text:p>
      <text:p text:style-name="P18"><text:s text:c="17"/>}</text:p>
      <text:p text:style-name="P16"><text:span text:style-name="T3"><text:s text:c="12"/><text:tab/> <text:s text:c="3"/>}, </text:span><text:span text:style-name="T18">'json'</text:span><text:span text:style-name="T3">);</text:span></text:p>
      <text:p text:style-name="P18"><text:s text:c="12"/>});</text:p>
      <text:p text:style-name="P18"><text:s text:c="6"/>});</text:p>
      <text:p text:style-name="P18"/>
      <text:p text:style-name="P19">});</text:p>
      <text:p text:style-name="P11"/>
      <text:p text:style-name="P12"><text:span text:style-name="T13">&lt;/</text:span><text:span text:style-name="T14">script</text:span><text:span text:style-name="T15">&gt;</text:span></text:p>
      <text:p text:style-name="P1"/>
      <text:p text:style-name="P4">Controller :</text:p>
      <text:p text:style-name="P2"/>
      <text:p text:style-name="P9"><text:span text:style-name="T22">action : </text:span>use the same list action where download required.</text:p>
      <text:p text:style-name="P10">Example : </text:p>
      <text:p text:style-name="P9"><text:span text:style-name="T3"><text:s text:c="8"/></text:span><text:span text:style-name="T1">if </text:span><text:span text:style-name="T3">($this-&gt;</text:span><text:span text:style-name="T8">request</text:span><text:span text:style-name="T3">-&gt;is([</text:span><text:span text:style-name="T8">'post'</text:span><text:span text:style-name="T3">, </text:span><text:span text:style-name="T8">'patch'</text:span><text:span text:style-name="T3">, </text:span><text:span text:style-name="T8">'put'</text:span><text:span text:style-name="T3">]) &amp;&amp; $this-&gt;</text:span><text:span text:style-name="T8">request</text:span><text:span text:style-name="T3">-&gt;getData(</text:span><text:span text:style-name="T8">'type'</text:span><text:span text:style-name="T3">) == </text:span><text:span text:style-name="T8">'csv'</text:span><text:span text:style-name="T3">) {</text:span></text:p>
      <text:p text:style-name="P16"><text:span text:style-name="T3"><text:s text:c="12"/>$csv_content = </text:span><text:span text:style-name="T1">array</text:span><text:span text:style-name="T3">([</text:span><text:span text:style-name="T8">'ID'</text:span><text:span text:style-name="T3">, </text:span><text:span text:style-name="T8">'Name'</text:span><text:span text:style-name="T3">, </text:span><text:span text:style-name="T8">'</text:span><text:span text:style-name="T10">Mobile</text:span><text:span text:style-name="T8">', </text:span><text:span text:style-name="T10">Created, Status</text:span><text:span text:style-name="T3">]);</text:span></text:p>
      <text:p text:style-name="P16"><text:span text:style-name="T3"><text:s text:c="12"/></text:span><text:span text:style-name="T1">foreach </text:span><text:span text:style-name="T3">(</text:span><text:span text:style-name="T4">$query</text:span><text:span text:style-name="T3">-&gt;toArray() </text:span><text:span text:style-name="T1">as </text:span><text:span text:style-name="T3">$customer) {</text:span></text:p>
      <text:p text:style-name="P16"><text:span text:style-name="T3"><text:s text:c="16"/>$ID = $customer[</text:span><text:span text:style-name="T8">'</text:span><text:span text:style-name="T9">id</text:span><text:span text:style-name="T8">'</text:span><text:span text:style-name="T3">];</text:span></text:p>
      <text:p text:style-name="P16"><text:span text:style-name="T3"><text:s text:c="16"/>$name = $customer[</text:span><text:span text:style-name="T8">'user'</text:span><text:span text:style-name="T3">][</text:span><text:span text:style-name="T8">'first_name'</text:span><text:span text:style-name="T3">] . </text:span><text:span text:style-name="T8">' ' </text:span><text:span text:style-name="T3">. $customer[</text:span><text:span text:style-name="T8">'user'</text:span><text:span text:style-name="T3">][</text:span><text:span text:style-name="T8">'last_name'</text:span><text:span text:style-name="T3">]; <text:s text:c="14"/></text:span></text:p>
      <text:p text:style-name="P16"><text:span text:style-name="T3"><text:s text:c="16"/>$mobile = $customer[</text:span><text:span text:style-name="T8">'user'</text:span><text:span text:style-name="T3">][</text:span><text:span text:style-name="T8">'country_code'</text:span><text:span text:style-name="T3">] . </text:span><text:span text:style-name="T8">' ' </text:span><text:span text:style-name="T3">. $customer[</text:span><text:span text:style-name="T8">'user'</text:span><text:span text:style-name="T3">][</text:span><text:span text:style-name="T8">'mobile'</text:span><text:span text:style-name="T3">];</text:span></text:p>
      <text:p text:style-name="P16"><text:span text:style-name="T3"><text:s text:c="16"/></text:span><text:span text:style-name="T1">if </text:span><text:span text:style-name="T3">($customer[</text:span><text:span text:style-name="T8">'created'</text:span><text:span text:style-name="T3">]) {</text:span></text:p>
      <text:p text:style-name="P16"><text:span text:style-name="T3"><text:s text:c="20"/>$created = $customer[</text:span><text:span text:style-name="T8">'created'</text:span><text:span text:style-name="T3">]-&gt;i18nFormat(Configure::</text:span><text:span text:style-name="T6">read</text:span><text:span text:style-name="T3">(</text:span><text:span text:style-name="T8">'dateFormat'</text:span><text:span text:style-name="T3">));</text:span></text:p>
      <text:p text:style-name="P16"><text:span text:style-name="T3"><text:s text:c="16"/>} </text:span><text:span text:style-name="T1">else </text:span><text:span text:style-name="T3">{</text:span></text:p>
      <text:p text:style-name="P16"><text:span text:style-name="T3"><text:s text:c="20"/>$created = </text:span><text:span text:style-name="T8">""</text:span><text:span text:style-name="T3">;</text:span></text:p>
      <text:p text:style-name="P18"><text:s text:c="16"/>} <text:s text:c="15"/></text:p>
      <text:p text:style-name="P16"><text:span text:style-name="T3"><text:s text:c="16"/>$status = $customer[</text:span><text:span text:style-name="T8">'user'</text:span><text:span text:style-name="T3">][</text:span><text:span text:style-name="T8">'status'</text:span><text:span text:style-name="T3">] == </text:span><text:span text:style-name="T8">'A' </text:span><text:span text:style-name="T3">? </text:span><text:span text:style-name="T8">'Active' </text:span><text:span text:style-name="T3">: </text:span><text:span text:style-name="T8">'Inactive'</text:span><text:span text:style-name="T3">;</text:span></text:p>
      <text:p text:style-name="P16"><text:span text:style-name="T3"><text:s text:c="16"/>$csv_body = </text:span><text:span text:style-name="T1">array</text:span><text:span text:style-name="T3">($ID, $name, $user_email, $mobile, $created, $status);</text:span></text:p>
      <text:p text:style-name="P16"><text:span text:style-name="T3"><text:s text:c="16"/></text:span><text:span text:style-name="T6">array_push</text:span><text:span text:style-name="T3">($csv_content, $csv_body);</text:span></text:p>
      <text:p text:style-name="P18"><text:s text:c="12"/>}</text:p>
      <text:p text:style-name="P16"><text:span text:style-name="T3"><text:s text:c="12"/></text:span><text:span text:style-name="T1">echo </text:span><text:span text:style-name="T6">json_encode</text:span><text:span text:style-name="T3">([</text:span><text:span text:style-name="T8">'content' </text:span><text:span text:style-name="T3">=&gt; $csv_content, </text:span><text:span text:style-name="T8">'status' </text:span><text:span text:style-name="T3">=&gt; </text:span><text:span text:style-name="T1">true</text:span><text:span text:style-name="T3">]);</text:span></text:p>
      <text:p text:style-name="P16"><text:span text:style-name="T3"><text:s text:c="12"/></text:span><text:span text:style-name="T1">exit</text:span><text:span text:style-name="T3">;</text:span></text:p>
      <text:p text:style-name="P18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2:00:40.982117390</meta:creation-date>
    <dc:date>2018-07-10T17:24:30.851523558</dc:date>
    <meta:editing-duration>PT6H33M28S</meta:editing-duration>
    <meta:editing-cycles>109</meta:editing-cycles>
    <meta:generator>LibreOffice/4.2.8.2$Linux_X86_64 LibreOffice_project/420m0$Build-2</meta:generator>
    <meta:document-statistic meta:table-count="0" meta:image-count="0" meta:object-count="0" meta:page-count="2" meta:paragraph-count="92" meta:word-count="363" meta:character-count="4009" meta:non-whitespace-character-count="2525"/>
  </office:meta>
</office:document-meta>
</file>